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4.41pt" svg:x="202.68pt" svg:y="41.61pt">
            <draw:object draw:notify-on-update-of-ranges="Sheet1.B1:Sheet1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2:13:03.748065296</meta:creation-date>
    <dc:date>2019-11-13T02:44:30.768994432</dc:date>
    <meta:editing-duration>PT10M36S</meta:editing-duration>
    <meta:editing-cycles>2</meta:editing-cycles>
    <meta:generator>LibreOffice/6.2.3.2$Linux_X86_64 LibreOffice_project/aecc05fe267cc68dde00352a451aa867b3b546ac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bar" chart:style-name="ch1">
        <chart:legend chart:legend-position="end" svg:x="13.745cm" svg:y="4.189cm" style:legend-expansion="high" chart:style-name="ch2"/>
        <chart:plot-area chart:style-name="ch3" table:cell-range-address="Sheet1.B1:Sheet1.B52" svg:x="0.32cm" svg:y="0.179cm" svg:width="13.105cm" svg:height="8.618cm">
          <chartooo:coordinate-region svg:x="1.127cm" svg:y="0.378cm" svg:width="12.277cm" svg:height="7.6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52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